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54e6e" officeooo:paragraph-rsid="00054e6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Standard">
      <style:text-properties officeooo:rsid="00054e6e" officeooo:paragraph-rsid="00054e6e"/>
    </style:style>
    <style:style style:name="P5" style:family="paragraph" style:parent-style-name="Standard">
      <style:text-properties style:text-underline-style="solid" style:text-underline-width="auto" style:text-underline-color="font-color" officeooo:rsid="00054e6e" officeooo:paragraph-rsid="00054e6e"/>
    </style:style>
    <style:style style:name="P6" style:family="paragraph" style:parent-style-name="Heading_20_3">
      <style:text-properties officeooo:rsid="00054e6e" officeooo:paragraph-rsid="00054e6e"/>
    </style:style>
    <style:style style:name="P7" style:family="paragraph" style:parent-style-name="Preformatted_20_Text">
      <style:text-properties officeooo:rsid="00054e6e" officeooo:paragraph-rsid="00054e6e"/>
    </style:style>
    <style:style style:name="P8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intro-responsive-web-design--rwd-"/>Intro Responsive Web Design ( RWD )</text:h>
      <text:h text:style-name="Heading_20_3" text:outline-level="3"><text:bookmark text:name="les-media-queries"/>Les media queries</text:h>
      <text:p text:style-name="Text_20_body">les medias queries permettent de définir des feuilles ou des régles CSS en fonctions de caractéristiques du navigateur, et du device utilisé pour affiché une page html</text:p>
      <text:p text:style-name="Standard"/>
      <text:p text:style-name="P4">Pour mettre sur tout les écrans </text:p>
      <text:p text:style-name="P4"/>
      <text:p text:style-name="P7"/>
      <text:p text:style-name="Preformatted_20_Text"><text:span text:style-name="Source_20_Text">&lt;!-- feuille de style pour écran ( ordinateur, tablettes, mobiles )--&gt;</text:span></text:p>
      <text:p text:style-name="Preformatted_20_Text"><text:span text:style-name="Source_20_Text">&lt;link rel="stylesheet" href="styles.css" media="screen"/&gt;</text:span></text:p>
      <text:p text:style-name="Preformatted_20_Text"/>
      <text:p text:style-name="Preformatted_20_Text"><text:span text:style-name="Source_20_Text">&lt;!-- feuille de style pour impression--&gt;</text:span></text:p>
      <text:p text:style-name="Preformatted_20_Text"><text:span text:style-name="Source_20_Text">&lt;link rel="stylesheet" href="impression.css" media="print"/&gt;</text:span></text:p>
      <text:p text:style-name="Preformatted_20_Text"/>
      <text:p text:style-name="Preformatted_20_Text"><text:span text:style-name="Source_20_Text">&lt;!-- feuille de style pour écran ( ordinateur, tablettes )--&gt;</text:span></text:p>
      <text:p text:style-name="Preformatted_20_Text"><text:span text:style-name="Source_20_Text">&lt;link rel="stylesheet" href="styles_bigscreen.css" media="screen and (min-width:800px)"/&gt;</text:span></text:p>
      <text:p text:style-name="Preformatted_20_Text"/>
      <text:p text:style-name="Preformatted_20_Text"><text:span text:style-name="Source_20_Text">&lt;!-- feuille de style pour écran ( ordinateur, tablettes )--&gt;</text:span></text:p>
      <text:p text:style-name="Preformatted_20_Text"><text:span text:style-name="Source_20_Text">&lt;link rel="stylesheet" href="styles_smallscreen.css" media="screen and (max-width:800px)"/&gt;</text:span></text:p>
      <text:p text:style-name="P8"/>
      <text:p text:style-name="P4"><text:a xlink:type="simple" xlink:href="http://jsbin.com/fawiko/1/edit?html,output" text:style-name="Internet_20_link" text:visited-style-name="Visited_20_Internet_20_Link">http://jsbin.com/fawiko/1/edit?html,output</text:a></text:p>
      <text:p text:style-name="P4"/>
      <text:p text:style-name="P4"><text:a xlink:type="simple" xlink:href="https://developer.mozilla.org/fr/docs/Web/CSS/Requêtes_média/Utiliser_les_Media_queries" text:style-name="Internet_20_link" text:visited-style-name="Visited_20_Internet_20_Link">https://developer.mozilla.org/fr/docs/Web/CSS/Requ%C3%AAtes_m%C3%A9dia/Utiliser_les_Media_queries</text:a></text:p>
      <text:p text:style-name="P4"/>
      <text:p text:style-name="P4"/>
      <text:p text:style-name="P4">voir pour les media queries pour reduire les écrans.</text:p>
      <text:p text:style-name="P4"/>
      <text:p text:style-name="P4"/>
      <text:p text:style-name="P5">Pour changer les conditions d'écran , il faut : </text:p>
      <text:p text:style-name="P4"/>
      <text:p text:style-name="P2"><text:span text:style-name="Strong_20_Emphasis">@media</text:span> screen and (condition){ /* … */} </text:p>
      <text:list xml:id="list4081635989807918557" text:style-name="L1">
        <text:list-item>
          <text:p text:style-name="P3"><text:span text:style-name="Strong_20_Emphasis">@media</text:span> screen and (condition1) and( condition2 ) { /* … */} </text:p>
        </text:list-item>
        <text:list-item>
          <text:p text:style-name="P1"><text:span text:style-name="Strong_20_Emphasis">@media</text:span> not print and (condition1) { /* … */} ``` </text:p>
        </text:list-item>
      </text:list>
      <text:p text:style-name="P4"/>
      <text:p text:style-name="P7">Code HTML pour incruster la taille des média queries</text:p>
      <text:p text:style-name="Preformatted_20_Text"><text:span text:style-name="Source_20_Text">body{</text:span></text:p>
      <text:p text:style-name="Preformatted_20_Text"><text:span text:style-name="Source_20_Text"><text:s text:c="8"/>font-size:1.2em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media screen and (min-width:1024px){</text:span></text:p>
      <text:p text:style-name="Preformatted_20_Text"><text:span text:style-name="Source_20_Text"><text:s text:c="8"/>body{</text:span></text:p>
      <text:p text:style-name="Preformatted_20_Text"><text:span text:style-name="Source_20_Text"><text:s text:c="16"/>font-size:1.5em;</text:span></text:p>
      <text:p text:style-name="Preformatted_20_Text"><text:span text:style-name="Source_20_Text"><text:s text:c="8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media screen and (min-width:800px){</text:span></text:p>
      <text:p text:style-name="Preformatted_20_Text"><text:span text:style-name="Source_20_Text"><text:s text:c="8"/>body{</text:span></text:p>
      <text:p text:style-name="Preformatted_20_Text"><text:span text:style-name="Source_20_Text"><text:s text:c="16"/>font-size:2em;</text:span></text:p>
      <text:p text:style-name="Preformatted_20_Text"><text:span text:style-name="Source_20_Text"><text:s text:c="8"/>}</text:span></text:p>
      <text:p text:style-name="P8"><text:span text:style-name="Source_20_Text">}</text:span></text:p>
      <text:p text:style-name="P4"><text:soft-page-break/>On peut aussi modifier la taille avec le Framework ( Viewport )</text:p>
      <text:p text:style-name="P4"/>
      <text:h text:style-name="P6" text:outline-level="3"><text:bookmark text:name="viewport----permet-dadapter-la-taille-de-la-page--la-taille-de-lappareil-device-utilis"/>Viewport : +||- permet d’adapter la taille de la page à la taille de l’appareil (device) utilisé</text:h>
      <text:p text:style-name="Text_20_body">Le viewport permet de préciser que la taille de l’écran à prendre en compte est le ‘device-width’, c’est à dire le nombre de pixels représenté, et non le nombre de pixels réel (densité de pixels / ppi).</text:p>
      <text:p text:style-name="Text_20_body">Ainsi sur une page intégrant un tag <text:span text:style-name="Source_20_Text">&lt;meta name="viewport" content="width=device-width, initial-scale=1.0"&gt;</text:span>, un iphone ayant une résolution “réelle” de 640*960, sera consideré comme un écran de 320px de large, et affichera le contenu en fonction.</text:p>
      <text:p text:style-name="P4"><text:a xlink:type="simple" xlink:href="http://www.alsacreations.com/article/lire/930-css3-media-queries.html" text:style-name="Internet_20_link" text:visited-style-name="Visited_20_Internet_20_Link">http://www.alsacreations.com/article/lire/930-css3-media-queries.html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30S</meta:editing-duration>
    <meta:editing-cycles>3</meta:editing-cycles>
    <meta:generator>LibreOffice/5.0.0.5$Windows_x86 LibreOffice_project/1b1a90865e348b492231e1c451437d7a15bb262b</meta:generator>
    <dc:date>2016-09-01T11:55:08.401000000</dc:date>
    <meta:document-statistic meta:table-count="0" meta:image-count="0" meta:object-count="0" meta:page-count="2" meta:paragraph-count="38" meta:word-count="283" meta:character-count="2108" meta:non-whitespace-character-count="1792"/>
    <meta:user-defined meta:name="Info 1"/>
    <meta:user-defined meta:name="Info 2"/>
    <meta:user-defined meta:name="Info 3"/>
    <meta:user-defined meta:name="Info 4"/>
  </office:meta>
</office:document-meta>
</file>